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 style:font-pitch="variable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5799in"/>
    </style:style>
    <style:style style:name="co3" style:family="table-column">
      <style:table-column-properties fo:break-before="auto" style:column-width="0.4339in"/>
    </style:style>
    <style:style style:name="co4" style:family="table-column">
      <style:table-column-properties fo:break-before="auto" style:column-width="1.3547in"/>
    </style:style>
    <style:style style:name="co5" style:family="table-column">
      <style:table-column-properties fo:break-before="auto" style:column-width="0.4252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8165in"/>
    </style:style>
    <style:style style:name="co8" style:family="table-column">
      <style:table-column-properties fo:break-before="auto" style:column-width="1.8752in"/>
    </style:style>
    <style:style style:name="co9" style:family="table-column">
      <style:table-column-properties fo:break-before="auto" style:column-width="5.7228in"/>
    </style:style>
    <style:style style:name="co10" style:family="table-column">
      <style:table-column-properties fo:break-before="auto" style:column-width="1.3917in"/>
    </style:style>
    <style:style style:name="co11" style:family="table-column">
      <style:table-column-properties fo:break-before="auto" style:column-width="0.9264in"/>
    </style:style>
    <style:style style:name="co12" style:family="table-column">
      <style:table-column-properties fo:break-before="auto" style:column-width="1.1634in"/>
    </style:style>
    <style:style style:name="co13" style:family="table-column">
      <style:table-column-properties fo:break-before="auto" style:column-width="1.5827in"/>
    </style:style>
    <style:style style:name="co14" style:family="table-column">
      <style:table-column-properties fo:break-before="auto" style:column-width="0.6346in"/>
    </style:style>
    <style:style style:name="co15" style:family="table-column">
      <style:table-column-properties fo:break-before="auto" style:column-width="1.5189in"/>
    </style:style>
    <style:style style:name="co16" style:family="table-column">
      <style:table-column-properties fo:break-before="auto" style:column-width="0.853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skoola Pota" fo:font-size="11pt" fo:font-style="normal" fo:text-shadow="none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7" style:family="table-cell" style:parent-style-name="Default" style:data-style-name="N122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T1" style:family="text">
      <style:text-properties style:font-name-complex="Iskoola Pota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2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2" table:default-cell-style-name="ce12"/>
        <table:table-column table:style-name="co16" table:default-cell-style-name="ce12"/>
        <table:table-column table:style-name="co17" table:number-columns-repeated="1006" table:default-cell-style-name="ce12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4" office:value-type="float" office:value="2018" calcext:value-type="float">
            <text:p>2018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maths-08-t1-l03-ep06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කෝණ </text:p>
          </table:table-cell>
          <table:table-cell table:style-name="ce16" office:value-type="string" calcext:value-type="string">
            <text:p>කෝණ පිලිබදව හැදින්වීම. </text:p>
          </table:table-cell>
          <table:table-cell table:style-name="ce16" office:value-type="string" calcext:value-type="string">
            <text:p>මුලික කෝණ වර්ග, කෝණ නම් කිරීම, කෝණ මනින සම්මත ඒකකය පිළිබඳව අධ්‍යයනය කිරීම.</text:p>
          </table:table-cell>
          <table:table-cell table:style-name="ce17"/>
          <table:table-cell table:style-name="ce13" table:number-columns-repeated="101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4" office:value-type="float" office:value="2018" calcext:value-type="float">
            <text:p>2018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maths-08-t1-l03-ep07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කෝණ </text:p>
          </table:table-cell>
          <table:table-cell table:style-name="ce16" office:value-type="string" calcext:value-type="string">
            <text:p>කෝණ අර්ථ දැක්වීම තවදුරටත් </text:p>
          </table:table-cell>
          <table:table-cell table:style-name="ce16" office:value-type="string" calcext:value-type="string">
            <text:p>කෝණ පිලිබදව හදුනා ගැනීම සහ අභ්‍යාස සිදු කරමින් අධ්‍යයනය කිරීම.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4" office:value-type="float" office:value="2018" calcext:value-type="float">
            <text:p>2018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maths-08-t1-l03-ep0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කෝණ </text:p>
          </table:table-cell>
          <table:table-cell table:style-name="ce16" office:value-type="string" calcext:value-type="string">
            <text:p>බද්ධ කෝණ හැදින්වීම. <text:s/></text:p>
          </table:table-cell>
          <table:table-cell table:style-name="ce15" office:value-type="string" calcext:value-type="string">
            <text:p>සරල රේඛාවක් මත පිහිටි බද්ධ කෝණ සහ ලක්ෂයන් වටා පිහිටි කෝණ පිලිබදව අධ්‍යයනය කිරීම.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4" office:value-type="float" office:value="2018" calcext:value-type="float">
            <text:p>2018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maths-08-t1-l03-ep09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කෝණ </text:p>
          </table:table-cell>
          <table:table-cell table:style-name="ce16" office:value-type="string" calcext:value-type="string">
            <text:p>ප්‍රතිමුඛ කෝණ හැදින්වීම. </text:p>
          </table:table-cell>
          <table:table-cell table:style-name="ce16" office:value-type="string" calcext:value-type="string">
            <text:p>ප්‍රතිමුඛ කෝණ ආශ්‍රිත ගැටලු විසදමින් ප්‍රතිමුඛ කෝණ අධ්‍යයනය කිරීම.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4" office:value-type="float" office:value="2018" calcext:value-type="float">
            <text:p>2018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maths-08-t1-l04-ep1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සදීශ සංඛ්‍යා</text:p>
          </table:table-cell>
          <table:table-cell table:style-name="ce16" office:value-type="string" calcext:value-type="string">
            <text:p>සදීශ සංඛ්‍යා හඳුනා ගැනීම</text:p>
          </table:table-cell>
          <table:table-cell table:style-name="ce16" office:value-type="string" calcext:value-type="string">
            <text:p>ධන සංඛ්‍යා, <text:span text:style-name="T1">ඍණ </text:span>සංඛ්‍යා, සංඛ්‍යා රේඛාවක් මත සදිශ සංඛ්‍යා නිරුපණය කිරීම පිලිබදව අධ්‍යයනය කිරීම.</text:p>
          </table:table-cell>
          <table:table-cell table:style-name="ce13" table:number-columns-repeated="1014"/>
        </table:table-row>
        <table:table-row table:style-name="ro2">
          <table:table-cell/>
          <table:table-cell table:style-name="ce15"/>
          <table:table-cell/>
          <table:table-cell table:style-name="ce16"/>
          <table:table-cell table:number-columns-repeated="3"/>
          <table:table-cell table:style-name="ce16" table:number-columns-repeated="2"/>
          <table:table-cell table:style-name="ce15"/>
          <table:table-cell table:number-columns-repeated="1014"/>
        </table:table-row>
        <table:table-row table:style-name="ro2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 style:font-pitch="variable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9-23T15:35:14.744469548</dc:date>
    <meta:editing-cycles>65</meta:editing-cycles>
    <meta:editing-duration>PT4H33M45S</meta:editing-duration>
    <meta:document-statistic meta:table-count="1" meta:cell-count="50" meta:object-count="0"/>
  </office:meta>
</office:document-meta>
</file>